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cb67" officeooo:paragraph-rsid="000bcb67"/>
    </style:style>
    <style:style style:name="T1" style:family="text">
      <style:text-properties officeooo:rsid="000464b1"/>
    </style:style>
    <style:style style:name="T2" style:family="text">
      <style:text-properties officeooo:rsid="000539a3"/>
    </style:style>
    <style:style style:name="T3" style:family="text">
      <style:text-properties fo:font-variant="normal" fo:text-transform="none" fo:color="#212121" fo:font-size="12pt" fo:letter-spacing="normal" fo:font-style="normal" fo:font-weight="normal" fo:background-color="transparent" loext:char-shading-value="0"/>
    </style:style>
    <style:style style:name="T4" style:family="text">
      <style:text-properties fo:font-variant="normal" fo:text-transform="none" fo:color="#1b1b1b" fo:font-size="12pt" fo:letter-spacing="normal" fo:font-style="normal" fo:font-weight="normal" fo:background-color="transparent" loext:char-shading-value="0"/>
    </style:style>
    <style:style style:name="T5" style:family="text">
      <style:text-properties fo:font-variant="normal" fo:text-transform="none" fo:color="#db000e" fo:font-size="12pt" fo:letter-spacing="normal" fo:font-style="normal" fo:font-weight="normal" fo:background-color="transparent" loext:char-shading-value="0"/>
    </style:style>
    <style:style style:name="T6" style:family="text">
      <style:text-properties fo:font-variant="normal" fo:text-transform="none" fo:color="#db000e" fo:font-size="12pt" fo:letter-spacing="normal" fo:font-style="normal" fo:font-weight="normal" officeooo:rsid="000d7197" fo:background-color="transparent" loext:char-shading-value="0"/>
    </style:style>
    <style:style style:name="T7" style:family="text">
      <style:text-properties officeooo:rsid="000bcb67"/>
    </style:style>
    <style:style style:name="T8" style:family="text">
      <style:text-properties fo:color="#000000" style:font-name="Droid Sans Mono" fo:font-size="10.5pt" fo:font-weight="normal" fo:background-color="transparent" loext:char-shading-value="0"/>
    </style:style>
    <style:style style:name="T9" style:family="text">
      <style:text-properties fo:color="#000000" officeooo:rsid="000bcb67" fo:background-color="transparent" loext:char-shading-value="0"/>
    </style:style>
    <style:style style:name="T10" style:family="text">
      <style:text-properties style:font-name="Liberation Sans Narrow"/>
    </style:style>
    <style:style style:name="T11" style:family="text">
      <style:text-properties style:font-name="FreeSans"/>
    </style:style>
    <style:style style:name="T12" style:family="text">
      <style:text-properties style:font-name="FreeSans"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udo mysql -p <text:s text:c="3"/>41364651</text:p>
      <text:p text:style-name="Standard"/>
      <text:p text:style-name="Standard">SELECT user,authentication_string,plugin,host FROM mysql.user; <text:s text:c="4"/>Para ver los users</text:p>
      <text:p text:style-name="Standard"/>
      <text:p text:style-name="Standard">CREATE DATABASE microdbb;</text:p>
      <text:p text:style-name="Standard"/>
      <text:p text:style-name="Standard">SHOW DATABASES;</text:p>
      <text:p text:style-name="Standard"/>
      <text:p text:style-name="Standard">use testdb;</text:p>
      <text:p text:style-name="Standard"/>
      <text:p text:style-name="Standard">Para crear usuario:</text:p>
      <text:p text:style-name="Standard"/>
      <text:p text:style-name="Standard">CREATE USER 'microdb'@'localhost' IDENTIFIED BY 'microblogging';</text:p>
      <text:p text:style-name="Standard">GRANT ALL PRIVILEGES ON *.* TO 'microdb'@'localhost' WITH GRANT OPTION;</text:p>
      <text:p text:style-name="Standard"/>
      <text:p text:style-name="Standard"><text:span text:style-name="Source_20_Text">python3 manage.py makemigrations</text:span></text:p>
      <text:p text:style-name="Standard"><text:span text:style-name="Source_20_Text">python3 manage.py migrate</text:span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>python3 manage.py runserver</text:span></text:p>
      <text:p text:style-name="Standard"/>
      <text:p text:style-name="Standard"><text:span text:style-name="Source_20_Text">python3 manage.py test (Son pruebas unitarias?)</text:span></text:p>
      <text:p text:style-name="Standard"/>
      <text:p text:style-name="Standard">Para entrar a admin site: n: microdb p:microblogging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5T00:33:32.610614714</meta:creation-date>
    <dc:date>2021-07-26T15:56:57.308952203</dc:date>
    <meta:editing-duration>PT1H10M18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61" meta:character-count="498" meta:non-whitespace-character-count="443"/>
  </office:meta>
</office:document-meta>
</file>